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5a93" officeooo:paragraph-rsid="00105a93" style:font-weight-asian="bold" style:font-weight-complex="bold"/>
    </style:style>
    <style:style style:name="P2" style:family="paragraph" style:parent-style-name="Standard">
      <style:text-properties fo:font-weight="bold" officeooo:rsid="00121834" officeooo:paragraph-rsid="00121834" style:font-weight-asian="bold" style:font-weight-complex="bold"/>
    </style:style>
    <style:style style:name="P3" style:family="paragraph" style:parent-style-name="Standard">
      <style:text-properties fo:font-weight="normal" officeooo:rsid="00121834" officeooo:paragraph-rsid="00121834"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que é RPC?</text:p>
      <text:p text:style-name="P1"><text:span text:style-name="T1">Remote Procedure Call (RPC) é um protocolo de comunicação de software que aplicações podem utilizar para requisitar um serviço de outra aplicação localizada em outro computador em uma rede sem ter que compreender os detalhes da rede. Uma </text:span><text:span text:style-name="T3">procedure call</text:span><text:span text:style-name="T5"> também é chamada de </text:span><text:span text:style-name="T3">function call</text:span><text:span text:style-name="T5">.</text:span></text:p>
      <text:p text:style-name="P1"><text:span text:style-name="T5">Utiliza o modelo cliente-servidor. A aplicação requisitante é o cliente, e a aplicação fornecedora de serviço é o servidor. A RPC é uma operação síncrona, ou seja, a aplicação solicitante deve ser suspensa até que os resultados gerados pela RPC sejam retornados. Com a utilização de </text:span><text:span text:style-name="T3">threads</text:span><text:span text:style-name="T5"> que compartilham do mesmo espaço de endereço permitem que multiplas RPCs possam ser executadas simultaneamente.</text:span></text:p>
      <text:p text:style-name="P3"><text:span text:style-name="T4">A Linguagem de Definição de Interface (IDL) – é uma linguagem de especificação utilizada para descrever uma</text:span><text:span text:style-name="T2"> Application Programming Interface (API)</text:span><text:span text:style-name="T4"> de um componente de software</text:span><text:span text:style-name="T2"> </text:span><text:span text:style-name="T4">- é comumente utilizada em softwares RPC e fornece uma ponte entre o cliente e o servidor, que podem estar utilizando diferentes sistemas operacionais e linguagens de programação.</text:span></text:p>
      <text:p text:style-name="P3"><text:span text:style-name="T4"/></text:p>
      <text:p text:style-name="P2"><text:span text:style-name="T4">O que ele faz?</text:span></text:p>
      <text:p text:style-name="P2"><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7:58:28.507038107</meta:creation-date>
    <dc:date>2022-10-11T20:01:58.893708344</dc:date>
    <meta:editing-duration>PT1H43M10S</meta:editing-duration>
    <meta:editing-cycles>1</meta:editing-cycles>
    <meta:document-statistic meta:table-count="0" meta:image-count="0" meta:object-count="0" meta:page-count="1" meta:paragraph-count="5" meta:word-count="169" meta:character-count="1071" meta:non-whitespace-character-count="906"/>
    <meta:generator>LibreOffice/7.3.6.2$Linux_X86_64 LibreOffice_project/30$Build-2</meta:generator>
  </office:meta>
</office:document-meta>
</file>